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OF ISRAEL OVERVIEWS THE KINGDOM OF HEAVEN (22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 OF ISRAEL OVERVIEWS THE KINGDOM OF HEAVEN (22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of the wedding (2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s to the wedding (22:3-10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s to the wedding (22:3-10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exclusive guest list (22:3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-title-Title-Slide" presentation:presentation-page-layout-name="Master1-PPL1" draw:id="Slide-259">
        <draw:frame draw:id="id89" presentation:style-name="a469" draw:name="Title 1" svg:x="1.38in" svg:y="0.83in" svg:width="10.3in" svg:height="4.42in" presentation:class="title" presentation:placeholder="false">
          <draw:text-box>
            <text:p text:style-name="a468" text:class-names="" text:cond-style-name=""><text:span text:style-name="a466" text:class-names=""><text:s text:c="1"/>The exclusive guest list (22:3-7)<text:s text:c="1"/></text:span><text:span text:style-name="a467" text:class-names=""/></text:p>
          </draw:text-box>
          <svg:title/>
          <svg:desc/>
        </draw:frame>
        <draw:frame draw:id="id90" presentation:style-name="a474" draw:name="Subtitle 2" svg:x="1.38in" svg:y="5.25in" svg:width="10.3in" svg:height="1.85in" presentation:class="subtitle" presentation:placeholder="false">
          <draw:text-box>
            <text:p text:style-name="a471" text:class-names="" text:cond-style-name=""><text:span text:style-name="a470" text:class-names=""><text:s text:c="1"/>Their first invitation (22:3)<text:s text:c="1"/>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ir first invitation (22: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equest (22:3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fusal (22:3b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exclusive guest list (22:3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ir first invitation (22: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ir second invitation (22:4-7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ir second invitation (22:4-7)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(22:4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idicule (22: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uthlessness (22: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rage (22:7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exclusive guest list (22:3-7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ir first invitation (22:3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ir second invitation (22:4-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invitations to the wedding (22:3-10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exclusive guest list (22:3-7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expanded guest list (22:8-10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expanded guest list (22:8-1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command (22:8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crowd (22:1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invitations to the wedding (22:3-1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exclusive guest list (22:3-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expanded guest list (22:8-1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LORD OF ISRAEL OVERVIEWS THE KINGDOM OF HEAVEN (22:1-14)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illustration of the wedding (22:1-2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invitations to the wedding (22:3-1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indignation at the wedding (22:11-1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he indignation at the wedding (22:11-14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The problem (22:11-12)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problem (22:11-12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guest who has no robe (22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guest who has no reply (22: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indignation at the wedding (22:11-14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blem (22:11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unishment (22:13-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LORD OF ISRAEL OVERVIEWS THE KINGDOM OF HEAVEN (22:1-14)<text:s text:c="1"/></text:span><text:span text:style-name="a646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illustration of the wedding (22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invitations to the wedding (22:3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indignation at the wedding (22:11-1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MATTHEW 22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LORD OF ISRAEL OVERVIEWS THE KINGDOM OF HEAVEN (22:1-14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LEADERS OF ISRAEL OPPOSE THE KINGDOM OF HEAVEN (22:15-46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-title-Title-Slide" presentation:presentation-page-layout-name="Master1-PPL1" draw:id="Slide-273">
        <draw:frame draw:id="id117" presentation:style-name="a681" draw:name="Title 1" svg:x="1.38in" svg:y="0.83in" svg:width="10.3in" svg:height="4.42in" presentation:class="title" presentation:placeholder="false">
          <draw:text-box>
            <text:p text:style-name="a680" text:class-names="" text:cond-style-name=""><text:span text:style-name="a678" text:class-names="">THE LEADERS OF ISRAEL OPPOSE THE KINGDOM OF HEAVEN (22:15-46):<text:s text:c="1"/></text:span><text:span text:style-name="a679" text:class-names=""/></text:p>
          </draw:text-box>
          <svg:title/>
          <svg:desc/>
        </draw:frame>
        <draw:frame draw:id="id118" presentation:style-name="a686" draw:name="Subtitle 2" svg:x="1.38in" svg:y="5.25in" svg:width="10.3in" svg:height="1.85in" presentation:class="subtitle" presentation:placeholder="false">
          <draw:text-box>
            <text:p text:style-name="a683" text:class-names="" text:cond-style-name=""><text:span text:style-name="a682" text:class-names=""><text:s text:c="1"/>First occasion (22:15-22):<text:s text:c="1"/></text:span></text:p>
            <text:p text:style-name="a685" text:class-names="" text:cond-style-name=""><text:span text:style-name="a684" text:class-names=""/></text:p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First occasion (22:15-22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ir deceit (22:15-1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ir denunciation (22:1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ir defeat (22:19-22): The Savior says, "Give to Caesar what is his and to God what is God's!"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LEADERS OF ISRAEL OPPOSE THE KINGDOM OF HEAVEN (22:15-46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First occasion (22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Second occasion (22:23-29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-title-Title-Slide" presentation:presentation-page-layout-name="Master1-PPL1" draw:id="Slide-276">
        <draw:frame draw:id="id123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Second occasion (22:23-29):<text:s text:c="1"/></text:span><text:span text:style-name="a722" text:class-names=""/></text:p>
          </draw:text-box>
          <svg:title/>
          <svg:desc/>
        </draw:frame>
        <draw:frame draw:id="id124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The confrontation by the Sadducees (22:23-33)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2" draw:style-name="a730" draw:master-page-name="Master1-Layout12-tx-Title-and-Text" presentation:presentation-page-layout-name="Master1-PPL12" draw:id="Slide-277">
        <draw:frame draw:id="id125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confrontation by the Sadducees (22:23-33)<text:s text:c="1"/></text:span><text:span text:style-name="a732" text:class-names=""/></text:p>
          </draw:text-box>
          <svg:title/>
          <svg:desc/>
        </draw:frame>
        <draw:frame draw:id="id126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ir silly example (22:24-28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serious errors (22:23, 29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3" draw:style-name="a745" draw:master-page-name="Master1-Layout12-tx-Title-and-Text" presentation:presentation-page-layout-name="Master1-PPL12" draw:id="Slide-278">
        <draw:frame draw:id="id127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ir serious errors (22:23, 29)<text:s text:c="1"/></text:span><text:span text:style-name="a747" text:class-names=""/></text:p>
          </draw:text-box>
          <svg:title/>
          <svg:desc/>
        </draw:frame>
        <draw:frame draw:id="id128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ir intolerance concerning the resurrection (22:23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ir ignorance concerning the Scriptures (22:29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4" draw:style-name="a760" draw:master-page-name="Master1-Layout12-tx-Title-and-Text" presentation:presentation-page-layout-name="Master1-PPL12" draw:id="Slide-279">
        <draw:frame draw:id="id129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The confrontation by the Sadducees (22:23-33)<text:s text:c="1"/></text:span><text:span text:style-name="a762" text:class-names=""/></text:p>
          </draw:text-box>
          <svg:title/>
          <svg:desc/>
        </draw:frame>
        <draw:frame draw:id="id130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ir silly example (22:24-28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ir serious errors (22:23, 29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5" draw:style-name="a775" draw:master-page-name="Master1-Layout12-tx-Title-and-Text" presentation:presentation-page-layout-name="Master1-PPL12" draw:id="Slide-280">
        <draw:frame draw:id="id131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Second occasion (22:23-29):<text:s text:c="1"/></text:span><text:span text:style-name="a777" text:class-names=""/></text:p>
          </draw:text-box>
          <svg:title/>
          <svg:desc/>
        </draw:frame>
        <draw:frame draw:id="id132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confrontation by the Sadducees (22:23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larification by the Savior (22:30-33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6" draw:style-name="a790" draw:master-page-name="Master1-Layout12-tx-Title-and-Text" presentation:presentation-page-layout-name="Master1-PPL12" draw:id="Slide-281">
        <draw:frame draw:id="id133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clarification by the Savior (22:30-33)<text:s text:c="1"/></text:span><text:span text:style-name="a792" text:class-names=""/></text:p>
          </draw:text-box>
          <svg:title/>
          <svg:desc/>
        </draw:frame>
        <draw:frame draw:id="id134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re will be no marriage in the resurrection (22:30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re will be a resurrection (22:31-33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7" draw:style-name="a805" draw:master-page-name="Master1-Layout12-tx-Title-and-Text" presentation:presentation-page-layout-name="Master1-PPL12" draw:id="Slide-282">
        <draw:frame draw:id="id135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Second occasion (22:23-29):<text:s text:c="1"/></text:span><text:span text:style-name="a807" text:class-names=""/></text:p>
          </draw:text-box>
          <svg:title/>
          <svg:desc/>
        </draw:frame>
        <draw:frame draw:id="id136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confrontation by the Sadducees (22:23-33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clarification by the Savior (22:30-3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8" draw:style-name="a820" draw:master-page-name="Master1-Layout12-tx-Title-and-Text" presentation:presentation-page-layout-name="Master1-PPL12" draw:id="Slide-283">
        <draw:frame draw:id="id13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THE LEADERS OF ISRAEL OPPOSE THE KINGDOM OF HEAVEN (22:15-46):<text:s text:c="1"/></text:span><text:span text:style-name="a822" text:class-names=""/></text:p>
          </draw:text-box>
          <svg:title/>
          <svg:desc/>
        </draw:frame>
        <draw:frame draw:id="id138" presentation:style-name="a837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First occasion (22:15-22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econd occasion (22:23-29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ird occasion: Concerning the greatest commandment (22:34-40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9" draw:style-name="a838" draw:master-page-name="Master1-Layout12-tx-Title-and-Text" presentation:presentation-page-layout-name="Master1-PPL12" draw:id="Slide-284">
        <draw:frame draw:id="id139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ird occasion: Concerning the greatest commandment (22:34-40):<text:s text:c="1"/></text:span><text:span text:style-name="a840" text:class-names=""/></text:p>
          </draw:text-box>
          <svg:title/>
          <svg:desc/>
        </draw:frame>
        <draw:frame draw:id="id140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ir request (22:34-36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His response (22:37-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0" draw:style-name="a853" draw:master-page-name="Master1-Layout1-title-Title-Slide" presentation:presentation-page-layout-name="Master1-PPL1" draw:id="Slide-285">
        <draw:frame draw:id="id141" presentation:style-name="a857" draw:name="Title 1" svg:x="1.38in" svg:y="0.83in" svg:width="10.3in" svg:height="4.42in" presentation:class="title" presentation:placeholder="false">
          <draw:text-box>
            <text:p text:style-name="a856" text:class-names="" text:cond-style-name=""><text:span text:style-name="a854" text:class-names=""><text:s text:c="1"/>His response (22:37-40):<text:s text:c="1"/></text:span><text:span text:style-name="a855" text:class-names=""/></text:p>
          </draw:text-box>
          <svg:title/>
          <svg:desc/>
        </draw:frame>
        <draw:frame draw:id="id142" presentation:style-name="a862" draw:name="Subtitle 2" svg:x="1.38in" svg:y="5.25in" svg:width="10.3in" svg:height="1.85in" presentation:class="subtitle" presentation:placeholder="false">
          <draw:text-box>
            <text:p text:style-name="a859" text:class-names="" text:cond-style-name=""><text:span text:style-name="a858" text:class-names=""><text:s text:c="1"/>The identifying of these two commandments (22:37-39)<text:s text:c="1"/></text:span></text:p>
            <text:p text:style-name="a861" text:class-names="" text:cond-style-name=""><text:span text:style-name="a860" text:class-names=""/></text:p>
          </draw:text-box>
          <svg:title/>
          <svg:desc/>
        </draw:frame>
      </draw:page>
      <draw:page draw:name="Slide31" draw:style-name="a863" draw:master-page-name="Master1-Layout12-tx-Title-and-Text" presentation:presentation-page-layout-name="Master1-PPL12" draw:id="Slide-286">
        <draw:frame draw:id="id143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<text:s text:c="1"/>The identifying of these two commandments (22:37-39)<text:s text:c="1"/></text:span><text:span text:style-name="a865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<text:s text:c="1"/>The first (22:37-38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The second (22:39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<text:s text:c="1"/>His response (22:37-40):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<text:s text:c="1"/>The identifying of these two commandments (22:37-39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1"/>The importance of these two commandments (22:40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2-tx-Title-and-Text" presentation:presentation-page-layout-name="Master1-PPL12" draw:id="Slide-288">
        <draw:frame draw:id="id147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<text:s text:c="1"/>Third occasion: Concerning the greatest commandment (22:34-40):<text:s text:c="1"/></text:span><text:span text:style-name="a895" text:class-names=""/></text:p>
          </draw:text-box>
          <svg:title/>
          <svg:desc/>
        </draw:frame>
        <draw:frame draw:id="id148" presentation:style-name="a907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Their request (22:34-36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His response (22:37-4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34" draw:style-name="a908" draw:master-page-name="Master1-Layout12-tx-Title-and-Text" presentation:presentation-page-layout-name="Master1-PPL12" draw:id="Slide-289">
        <draw:frame draw:id="id149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09" text:class-names="">THE LEADERS OF ISRAEL OPPOSE THE KINGDOM OF HEAVEN (22:15-46):<text:s text:c="1"/></text:span><text:span text:style-name="a910" text:class-names=""/></text:p>
          </draw:text-box>
          <svg:title/>
          <svg:desc/>
        </draw:frame>
        <draw:frame draw:id="id150" presentation:style-name="a928" draw:name="Tex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<text:s text:c="1"/>First occasion (22:15-22):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Second occasion (22:23-29):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ird occasion: Concerning the greatest commandment (22:34-40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urth occasion: Concerning the Son of David (22:41-46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5" draw:style-name="a929" draw:master-page-name="Master1-Layout12-tx-Title-and-Text" presentation:presentation-page-layout-name="Master1-PPL12" draw:id="Slide-290">
        <draw:frame draw:id="id151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urth occasion: Concerning the Son of David (22:41-46)<text:s text:c="1"/></text:span><text:span text:style-name="a931" text:class-names=""/></text:p>
          </draw:text-box>
          <svg:title/>
          <svg:desc/>
        </draw:frame>
        <draw:frame draw:id="id152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Christ points out the fact that the Messiah is David's son, thus affirming the Messiah's humanity (22:41-42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Christ points out the fact that the Messiah is also David's Lord, thus affirming the Messiah's deity (22:43-46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6" draw:style-name="a944" draw:master-page-name="Master1-Layout12-tx-Title-and-Text" presentation:presentation-page-layout-name="Master1-PPL12" draw:id="Slide-291">
        <draw:frame draw:id="id153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LEADERS OF ISRAEL OPPOSE THE KINGDOM OF HEAVEN (22:15-46):<text:s text:c="1"/></text:span><text:span text:style-name="a946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irst occasion (22:15-22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Second occasion (22:23-29):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Third occasion: Concerning the greatest commandment (22:34-40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Fourth occasion: Concerning the Son of David (22:41-46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MATTHEW 22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THE LORD OF ISRAEL OVERVIEWS THE KINGDOM OF HEAVEN (22:1-14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LEADERS OF ISRAEL OPPOSE THE KINGDOM OF HEAVEN (22:15-4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2</dc:title>
    <meta:initial-creator>David STRICKLAND</meta:initial-creator>
    <dc:creator>David STRICKLAND</dc:creator>
    <meta:creation-date>2020-02-22T19:31:01Z</meta:creation-date>
    <dc:date>2020-02-22T19:31:02Z</dc:date>
    <meta:template xlink:href="BibleStudy" xlink:type="simple"/>
    <meta:editing-cycles>1</meta:editing-cycles>
    <meta:editing-duration>PT0S</meta:editing-duration>
    <meta:document-statistic meta:paragraph-count="114" meta:word-count="980"/>
  </office:meta>
</office:document-meta>
</file>